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8">08.04.2017</text:date>, <text:time>00:12:3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8T00:12:34.75</dc:date>
    <meta:editing-duration>P132DT11H5M3S</meta:editing-duration>
    <meta:editing-cycles>311</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asc":				result = asc(			a(0)				)
		Case "chr":				result = chr(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Dim pHexNum As Parser, pHexLit As Parser
	Set pHexNum = mkSeq(Array(pMany(pHexDigit)), "readHex")
	Set pHexLit = mkSeq(Array(pStr("0x"), pHexNum), "snd")
	Dim p As Parser 
	'pChoice(pItem(), pReturn("bar"))
	Set p = pSeq(Array(pHexLit, pMany(pWhite)), "fst")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Nothing)
	End If
	pFail = result
End Function

Function parseFailure()
	parseFailure = nil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v)
End Function

' fails on empty string but succeeds on all others
' by returning the first character; and increasing pos by 1
Function pItem()
	Static result As New Parser
	If result.tp = "" Then
		result = mkParser("item", Nothing)
	End If
	pItem = result
End Function

' succeeds on strings with the given prefix t by returning t,
' and advancing pos by the length of t
Function pStr(t As String)
	If (Len(t) = 0) Then
		croak("pStr: cannot match 'exactly' the empty string t=''")
	Else
		pStr = mkParser("str", t)
	End If
End Function

' succeeds if either p1 succeeds (then returning p1's result and pos)
' or (and only if p1 fails) if p2 succeeds, returns p2's result and pos.
' fails if both, p1 and p2 fail
Function pChoice(p1 As Parser, p2 As Parser)
'	pChoice = mkParser("choice", Array(p1, p2))
'	Exit Function
	Dim choices As Variant
	If p2.tp = "choice" Then
		If p1.tp = "choice" Then
			choices = adjoin(p1.st, p2.st)
		Else
			choices = cons(p1,  p2.st)
		End If
	Else
		If p1.tp = "choice" Then
			choices = adjoin(p1.st, List(p2))
		Else
			choices = List(p1, p2)
		End If
	End If
'	dim i as integer, s As string
'	s = ""
'	for i = lbound(choices) to ubound(choices)
'		s = s &amp; ", " &amp; choices(i).tp
'		if choices(i).tp = "str" then
'			s = s &amp; "(" &amp; toString(choices(i).st(0)) &amp; ")"
'		end if
'	next i
	pChoice = mkParser("choice", choices)
End Function

' never fails: if p fails than pZeroOrOne(p) returns nil + same pos as result,
' otherwise returns a singleton list of p's result + pos
' matches at most once
Function pZeroOrOne(p As Parser)
	pZeroOrOne = mkParser("zeroOrOne", p)
End Function

' never fails: if p fails than pMany(p) returns nil + same pos as result,
' otherwise returns a *REVERSED list* of p results + last pos
' matches as many as possible
Function pManyRev(p As Parser)
	pManyRev = mkParser("manyRev", p)
End Function

' same as pManyRev but with the list in the order as in the parsed string
Function pMany(p As Parser)
	pMany = mkParser("many", p)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mkParser("many1", p)
End Function

' pSeq - make a sequence of parsers and finally process the results (list)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fName As String)
	Dim f As Variant
	If isString(fName) Then
		f = lookupFn(fName)
	End If
	If isEmpty(f) Then
		croak("pSeq: unknown function " &amp; toString(fName))
	Else
		pSeq = mkParser("seq", Array(ps, f))
	End If
End Function

Function mkBind(fName As String, p As Parser)
	If Not existsF(fName) Then
		croak("mkBind: unknown function " &amp; toString(fName))
	Else
		mkBind = mkParser("bind", Array(p, fName))
	End I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pStr("0"), pStr("1"))
	End If
	pBinDigit = result
End Function

Function pDecDigit()
	Static result As Parser	' an uninitialized instance of Parser at first
	If result.tp = "" Then
		result = pChoice(pBinDigit,	pStr("2"))
		result = pChoice(result,	pStr("3"))
		result = pChoice(result,	pStr("4"))
		result = pChoice(result,	pStr("5"))
		result = pChoice(result,	pStr("6"))
		result = pChoice(result,	pStr("7"))
		result = pChoice(result,	pStr("8"))
		result = pChoice(result,	pStr("9"))
	End If
	pDecDigit = result
End Function

Function pHexDigit()
	Static result As Parser	' an uninitialized instance of Parser at first
	If result.tp = "" Then
		result = pChoice(pDecDigit,	pChoice(pStr("A"), pStr("a")))
		result = pChoice(result,	pChoice(pStr("B"), pStr("b")))
		result = pChoice(result,	pChoice(pStr("C"), pStr("c")))
		result = pChoice(result,	pChoice(pStr("D"), pStr("d")))
		result = pChoice(result,	pChoice(pStr("E"), pStr("e")))
		result = pChoice(result,	pChoice(pStr("F"), pStr("f")))
	End If
	pHexDigit = result
End Function

Function lookupParser(pName As String) As Parser
	Dim result As Parser
	Select Case pName
		Case "pWhite":		result = pWhite
		Case "pBinDigit":	result = pBinDigit
		Case "pDecDigit":	result = pDecDigit
		Case Else
			croak("unknown parser " &amp; pName)
	End Select
	lookupParser = result
End Function

'==================================================================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For i = LBound(p.st) To UBound(p.st)
		'	result = applyP(p.st(i), s, pos)
		'	If Not(isParseFailure(result)) Then Exit For
		'Next i
		
		'result = applyP(p.st(0), s, pos)
		'If isParseFailure(result) Then
		'	result = applyP(p.st(1), s, pos)
		'End If
		
		lst = p.st
		Do
			innerParser = car(lst)
			result = applyP(innerParser, s, pos)
			lst = cdr(lst)
		Loop Until (isNil(lst) Or Not(isParseFailure(result)))
	ElseIf p.tp = "zeroOrOne" Then
		result = applyP(p.st, s, pos)
		If isParseFailure(result) Then
			result = Array(nil, pos)
		Else
			result = Array(List(result(0)), result(1))
		End If
	ElseIf (p.tp = "manyRev") Or (p.tp = "many1Rev") Then
		Dim lstLen As Integer
		nxtPos = pos
		lstLen = 0
		Set lst = nil
		innerParser = p.st
		result = applyP(innerParser, s, nxtPos)
		While Not(isParseFailure(result))
			nxtPos = result(1)
			Set lst = cons(result(0), lst)
			lstLen = lstLen + 1
			result = applyP(innerParser, s, nxtPos)
		Wend
		If (p.tp = "many1Rev") And isNil(lst) Then
			result = parseFailure
		Else
			result = Array(lst, nxtPos)
		End If
	ElseIf p.tp = "many" Then
		result = applyP(pManyRev(p.st), s, pos)
		result(0) = reverse(result(0))
	ElseIf p.tp = "many1" Then
		result = applyP(pMany1Rev(p.st), s, pos)
		result(0) = reverse(result(0))
	ElseIf p.tp = "bind" Then
		result = applyP(p.st(0), s, pos)
		If Not isParseFailure(result) Then
			fResult = applyToList(p.st(1), toList(result(0)))
			result(0) = fResult
		End If
	ElseIf p.tp = "seq" Then
		Dim innerParsers As Variant,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Global refute_parses_pass As Object

Function test_Parser()
	Dim tm As Date
	tm = TimeValue(Time)
	
	Dim failure As String
	failure = toString(parseFailure)
	refute_parses_pass = assertEqual(failure, failure)
	
	test_Parser_fail()
	test_Parser_item()
	test_Parser_return()
	test_Parser_str()
	test_Parser_choice()
	test_Parser_zeroOrOne()
' 1 second	
	test_Parser_white()
	test_Parser_binDigit()
	test_Parser_decDigit()
	test_Parser_hexDigit()
'Goto end_of_Parser_tests
' 7 seconds	
	test_Parser_manyRev()
	test_Parser_many()
	test_Parser_many1Rev()
	test_Parser_many1()
' 15 seconds
	test_Parser_seq()
' 19 seconds
end_of_Parser_tests:	
	tm = TimeValue(Time) - tm
	MsgBox(TimeSerial(Hour(tm), Minute(tm), Second(tm)))
End Function

'= test helpers =====================================================

Function refute_parses(p As Parser, ByVal ss As Variant)
	Dim actual As Variant, testResult As Variant
	Dim actualS As String, expectedS As String
	If isArray(ss) Then
		Dim i As Integer
		For i = LBound(ss) To UBound(ss)
			actual = applyP(p, ss(i))
			If Not(isParseFailure(actual)) Then
				Goto refute_parses_failed
			End If
		Next i
	Else
		actual = applyP(p, ss)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testResult = assertEqual(actual(1), expPos)
			If (testResult.isFail) Then
				MsgBox(toString(actual))
				Goto assert_parse_failed
			End If
			testResult = assertEqual(toString(actual(0)), toString(expVal))
			If (testResult.isFail) Then
				Goto assert_parse_failed
			End If
		Next i
	Else
		actual = applyP(p, ss)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Function test_Parser_fail()
	refute_parses(pFail, Array( _
		"",	" ", "   ", chr(13), chr(9), "a", "1", "[]", "asdf" _
	)).x
End Function

'= actual tests =====================================================

Function test_Parser_item()
	refute_parses(pItem, "").x
	assert_parses(pItem, " ",		" ", 2).x
	assert_parses(pItem, "a",		"a", 2).x
	assert_parses(pItem, "1",		"1", 2).x
	assert_parses(pItem, "[]",		"[", 2).x
	assert_parses(pItem, "abcd",		"a", 2).x
	assert_parses(pItem, chr(13),	chr(13), 2).x
End Function

Function test_Parser_return()
	Dim p As Parser
	Dim expected As Variant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A", 2).x
	assert_parses(p, "asadf",	"a", 2).x
	assert_parses(p, "Bsadf",	"B", 2).x
	assert_parses(p, "bsadf",	"b", 2).x
	assert_parses(p, "Csadf",	"C", 2).x
	assert_parses(p, "csadf",	"c", 2).x
	assert_parses(p, "Dsadf",	"D", 2).x
	assert_parses(p, "dsadf",	"d", 2).x
	assert_parses(p, "Esadf",	"E", 2).x
	assert_parses(p, "esadf",	"e", 2).x
	assert_parses(p, "Fsadf",	"F", 2).x
	assert_parses(p, "fsadf",	"f",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2 ", 		List("2", "1"), 3).x
	assert_parses(p, "12345", 		List("5", "4", "3", "2", "1"), 6).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2 ", 		List("1", "2"), 3).x
	assert_parses(p, "12345", 		List("1", "2", "3", "4", "5"), 6).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2 ", 		List("2", "1"), 3).x
	assert_parses(p, "12345", 		List("5", "4", "3", "2", "1"), 6).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2 ", 		List("1", "2"), 3).x
	assert_parses(p, "12345", 		List("1", "2", "3", "4", "5"), 6).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6_Scratc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